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ck.getKeepToget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getWrapO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getLastLineEndInd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getLineStacking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getKeepWith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getTextAlign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getLine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getCommonMarginB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getHyphenationKe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char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bind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Block.getCommonBorderPaddingBackgr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getOrph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getHyphenationLadde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getLinefeedTreat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getCommonRelative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getTextAl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getTextInd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getWhitespaceTreat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getCommonFo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getBreak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get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getWid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validateChildNode( Locator loc , String nsURI , String local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Block.getBreak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start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.getCommonHyphe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Block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getLineHeightShiftAdjust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getSp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end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.getWhitespaceCollap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getKeepWith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getIntrusionDispl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